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text/xml" manifest:full-path="Object 1/Settings/ColorTable.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3" svg:font-family="Arial"/>
    <style:font-face style:name="OpenSymbol" svg:font-family="OpenSymbol"/>
    <style:font-face style:name="Arial1" svg:font-family="Arial" style:font-adornments="Regular" style:font-family-generic="swiss"/>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Text_20_body" style:list-style-name="Numbered"/>
    <style:style style:name="P2" style:family="paragraph" style:parent-style-name="Title" style:master-page-name="Portrait_2c__20_3_2f_4_22__20_margins">
      <style:paragraph-properties style:page-number="auto"/>
    </style:style>
    <style:style style:name="T1" style:family="text"/>
    <style:style style:name="fr1" style:family="graphic" style:parent-style-name="OLE">
      <style:graphic-properties style:vertical-pos="from-top" style:vertical-rel="paragraph" style:horizontal-pos="from-left" style:horizontal-rel="paragraph"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penOffice/LibreOffice Color Palette</text:p>
      <text:p text:style-name="Subtitle_2c__20_no_20_space"><text:a xlink:type="simple" xlink:href="mailto:someonesdad1@gmail.com" text:style-name="Internet_20_link" text:visited-style-name="Visited_20_Internet_20_Link">someonesdad1@gmail.com</text:a> <text:s/></text:p>
      <text:p text:style-name="Subtitle">Version: <text:s/><text:user-defined style:data-style-name="N0" text:name="Version">18 Sep 2014</text:user-defined> <text:s/>Minor edits: <text:s/>4 Apr 2021</text:p>
      <text:p text:style-name="Text_20_body">The <text:span text:style-name="Code">ideal_palette.soc</text:span> file is an XML file that can be used as a color palette file for OpenOffice and LibreOffice. <text:s/>It is generated by the <text:span text:style-name="Code">oo_color_palette.py</text:span> python script. <text:s/>I've named it <text:span text:style-name="Code">ideal_palette.soc</text:span> because it lets me have what I consider the ideal color palette for OpenOffice. <text:s/>Note that <text:s/><text:span text:style-name="Code">ideal_palette.soc</text:span> also contains the python script used to generate it as an XML comment.</text:p>
      <text:p text:style-name="Text_20_body">After years of using OpenOffice and LibreOffice (they can use the same palette files), I've found that I don't use most of the colors in the standard palette. <text:s/>Rather, I find myself adding very light colors: <text:s/>colors that have low saturation and high value levels in the HSV <text:a xlink:type="simple" xlink:href="http://en.wikipedia.org/wiki/HSL_and_HSV" text:style-name="Internet_20_link" text:visited-style-name="Visited_20_Internet_20_Link">color space</text:a>. <text:s/>I use these for backgrounds for highlighting and for opaque drawing objects. <text:s/>I also use the fully-saturated colors for e.g. fonts and bright letters, but the low saturation/high value colors for backgrounds are what I wish I had more of. <text:s/>You can change a palette's colors in OpenOffice's color dialog, but changing a bunch of them is like giving yourself a root canal with your shop tools -- certainly possible, but you won't like the process.</text:p>
      <text:p text:style-name="Text_20_body">One day I noted that these color palettes were XML files of simple structure, so it was straightforward to write a python script to generate one. <text:s/>It let me have the palette I had been wanting, but would have been too much work to construct by hand. <text:s/>You can see what the palette looks like in the file <text:span text:style-name="Code">ideal_palette.pdf</text:span> (made from a PostScript file constructed by <text:span text:style-name="Code">oo_color_palette.py</text:span>.</text:p>
      <text:p text:style-name="Aside">The names of the hues go down the left side. <text:s/>The numbers next to the hue names are the hue value; divide it by 360 to get a number between 0 and 1. <text:s/>Along the bottom are the saturation and value numbers. <text:s/>V25 means the saturation is 100% and the value is 25%; S3 means the value is 100% and the saturation is 3%.</text:p>
      <text:p text:style-name="Text_20_body">You can see that there are numerous low-saturation/high-value colors, which is what I was after. <text:s/>If you don't like my choices, it's easy to change the choices made in the script.</text:p>
      <text:p text:style-name="Text_20_body">The OpenOffice rectangular palette has 12 columns when displayed on the screen, so I chose to make 12 different saturation/values sets in each row. <text:s/>Each row has the same hue<text:note text:id="ftn1" text:note-class="footnote"><text:note-citation>1</text:note-citation><text:note-body><text:p text:style-name="Footnote">See <text:a xlink:type="simple" xlink:href="http://en.wikipedia.org/wiki/HSL_and_HSV" text:style-name="Internet_20_link" text:visited-style-name="Visited_20_Internet_20_Link">http://en.wikipedia.org/wiki/HSL_and_HSV</text:a> for details.</text:p></text:note-body></text:note> value. <text:s/>This means each hue is listed together in the vertical choice combo boxes too, so you e.g. see all the red hues together, then the greens, etc. <text:s/>The first row is black, white, and grays. <text:s/>The next three rows are red, green, and blue, followed by yellow, cyan, and magenta. <text:s/>The nice thing about using a script to do this is that if you don't like the row order shown, it just takes a few seconds with an editor to change it to your tastes. <text:s/>Similarly for the colors used in each row. <text:s/>The sixth column from the left contains each hue with 100% saturation and 100% value. <text:s/>The number appended to the name of the hue goes from 1 to 12, so the fully-saturated, full-value color has a "6" appended to it. <text:s/>Thus, red3 is a dark version of red because it's less than 6 and red11 is a light red color.</text:p>
      <text:p text:style-name="Text_20_body">The hue values (constant for each row) are in steps of 15 from 0 to 360 (this is the same numbering scheme used by the GIMP). <text:s/>Internally, the integers are divided by 360 to get values on the interval [0, 1]. <text:s/>This results in 24 different hues and, thus, 24 rows in the grid, giving 288 different colors.</text:p>
      <text:p text:style-name="Text_20_body">I chose my own color names and you probably won't agree with my choices (I'm not fond of a few of them), but these are also easy to change in the script. <text:s/>Before you do this, however, check the comments in the <text:span text:style-name="Section"><text:bookmark-ref text:reference-format="text" text:ref-name="__RefHeading__379_567001590">Cautions</text:bookmark-ref></text:span> section. <text:s/>My basic intentions were:</text:p>
      <text:list xml:id="list2236394839627531781" text:style-name="Numbered">
        <text:list-item>
          <text:p text:style-name="P1">Use a name of 6 characters or less.</text:p>
        </text:list-item>
        <text:list-item>
          <text:p text:style-name="P1"><text:soft-page-break/>Use a name such that one of the colors in a row looked roughly like my interpretation of that color name.</text:p>
        </text:list-item>
      </text:list>
      <text:p text:style-name="Text_20_body">The python script is what I used to develop the palette -- it draws to a PostScript document so I can see the palette's colors without having to load it into OpenOffice. <text:s/>The <text:span text:style-name="Code">g</text:span> library used internally is what enables writing this PostScript document; the script will generate the XML <text:span text:style-name="Code">.soc</text:span> file whether or not you have this library installed (download it from <text:a xlink:type="simple" xlink:href="https://code.google.com/p/pygraphicsps/" text:style-name="Internet_20_link" text:visited-style-name="Visited_20_Internet_20_Link">https://code.google.com/p/pygraphicsps/</text:a>; you just need the three files <text:span text:style-name="Code">g.py</text:span>, <text:span text:style-name="Code">go.py</text:span>, and <text:span text:style-name="Code">gco.py</text:span> in the same directory as <text:span text:style-name="Code">oo_color_palette.py</text:span>). <text:s/>I find it handy because I can make a change and quickly see if it's what I wanted. <text:s/>The output XML file is written at the same time, so when the PostScript file looks like what I want, I'm done. <text:s text:c="2"/>Then the palette file needs to be installed as detailed in the section <text:span text:style-name="Section"><text:bookmark-ref text:reference-format="text" text:ref-name="__RefHeading__179_1328247278">Installing the palette</text:bookmark-ref></text:span> <text:bookmark-ref text:reference-format="direction" text:ref-name="__RefHeading__179_1328247278">below</text:bookmark-ref>.</text:p>
      <text:p text:style-name="Text_20_body">By the way, one of the subtle problems with laying out a palette like the above one is that you naturally want to group similar hues together. <text:s/>You'll find when you do this, however, that the differences between some of the colors may be hard to distinguish (and the problem is compounded by the imperfect color response of your computer's monitor and ambient lighting). <text:s/>This led me to stagger the similar hues so they are not next to each other (in addition, I wanted the hues I used the most near the top). <text:s/>This color perception issue is illustrated by the following:</text:p>
      <text:p text:style-name="Text_20_body"><draw:frame draw:style-name="fr1" draw:name="Object1" text:anchor-type="paragraph" svg:x="19.76mm" svg:y="0.67mm" svg:width="140.78mm" svg:height="65.88mm" draw:z-index="0"><draw:object xlink:href="./Object 1" xlink:type="simple" xlink:show="embed" xlink:actuate="onLoad"/><draw:image xlink:href="./ObjectReplacements/Object 1" xlink:type="simple" xlink:show="embed" xlink:actuate="onLoad"/></draw:frame>The inner rectangles can look like they're different colors (to me, they look like they have the same hue but different value) because of the effect of the surrounding color, but they're actually the same color. <text:s/>The magnitude of the effect also seems to depend on ambient room light and whether you're looking directly at the center square or not.</text:p>
      <text:h text:style-name="Heading_20_2" text:outline-level="2"><text:bookmark-start text:name="__RefHeading__179_1328247278"/>Installing the palette<text:bookmark-end text:name="__RefHeading__179_1328247278"/></text:h>
      <text:p text:style-name="Text_20_body">The following instructions worked for me on my Linux system with LibreOffice (see below for Windows). <text:s/>You will have to adapt to the needs of your own OS. <text:s/>I'll call OpenOffice/LibreOffice OO.</text:p>
      <text:p text:style-name="Text_20_body">The color palette used by OO is in <text:span text:style-name="Code">/home/&lt;user_name&gt;/.config/libreoffice/4/user/config</text:span>. The color palette file has a file extension of <text:span text:style-name="Code">.soc</text:span> and is an XML file. <text:s/>I'll call this directory the <text:span text:style-name="Important_2c__20_bordeaux">config directory</text:span>.</text:p>
      <text:p text:style-name="Text_20_body">For my Windows 10 system with OpenOffice, the two locations with the <text:span text:style-name="Code">standard.soc</text:span> file were:</text:p>
      <text:p text:style-name="Text_20_body"><text:span text:style-name="Code">c:/Program Files (x86)/OpenOffice 4/presets/config/standard.soc</text:span></text:p>
      <text:p text:style-name="Text_20_body"><text:span text:style-name="Code">c:/Users/Don/AppData/Roaming/OpenOffice/4/user/config/standard.soc</text:span></text:p>
      <text:p text:style-name="Text_20_body">There seem to be two situations: <text:s/>the palette used by Draw and the palette used by Writer, Calc, and Impress. <text:s/>This is what I found by experimentation. <text:s/>Writer/Calc/Impress have to use the palette in <text:soft-page-break/><text:span text:style-name="Code">standard.soc</text:span>, but Draw can utilize a number of different palettes. <text:s/></text:p>
      <text:h text:style-name="Heading_20_3" text:outline-level="3">For Draw</text:h>
      <text:p text:style-name="Text_20_body">To change the color palette file used by Draw:</text:p>
      <text:list xml:id="list38562987" text:continue-list="list2236394839627531781" text:style-name="Numbered">
        <text:list-item text:start-value="1">
          <text:p text:style-name="P1">Copy the <text:span text:style-name="Code">ideal_palette.soc</text:span> file to the <text:span text:style-name="Important_2c__20_bordeaux">config directory</text:span>.</text:p>
        </text:list-item>
        <text:list-item>
          <text:p text:style-name="P1">Open up Draw and insert e.g. a rectangle. <text:s/>Right-click on the rectangle. <text:s text:c="3"/></text:p>
        </text:list-item>
        <text:list-item>
          <text:p text:style-name="P1">Select <text:span text:style-name="Code">Area</text:span> in the pop-up menu and you'll be taken to a dialog with a number of tabs. <text:s/>The first tab lets you select the fill -- set it to <text:span text:style-name="Code">color</text:span> if it wasn't set to <text:span text:style-name="Code">color</text:span>. <text:s/>Note the list of colors available in the box -- these are in the currently-installed palette. <text:s/></text:p>
        </text:list-item>
        <text:list-item>
          <text:p text:style-name="P1">Click on the <text:span text:style-name="Code">Colors</text:span> tab. <text:s/>Now you'll see a grid of 12 columns showing you swatches of the available palette's colors. <text:s/></text:p>
        </text:list-item>
        <text:list-item>
          <text:p text:style-name="P1">See those two buttons with icons at the lower right over <text:span text:style-name="Code">Embed</text:span>? <text:s/>Click on the left one to open a dialog that will let you select a different palette file. <text:s/>You may be asked to save the current one if it has been changed (the operation of this button appears to be buggy in LibreOffice). <text:s/>My system had 6 or 8 other palettes available. <text:s/>I just save the old one to a name like <text:span text:style-name="Code">dummy.soc</text:span>, then click the button again and select the new palette file <text:span text:style-name="Code">ideal_palette.soc</text:span>.</text:p>
        </text:list-item>
        <text:list-item>
          <text:p text:style-name="P1">The new color palette is installed in Draw and is ready for use.</text:p>
        </text:list-item>
      </text:list>
      <text:p text:style-name="Text_20_body">Once you've installed a new palette, you'll see what an easy thing it is to do. <text:s/>You may even generate a number of different palettes to suit your needs.</text:p>
      <text:p text:style-name="Text_20_body"><text:span text:style-name="Important_2c__20_red">IMPORTANT</text:span>: <text:s/>this doesn't install the palette for Writer, Calc, and Impress. <text:s/>This requires separate steps:</text:p>
      <text:list xml:id="list38555056" text:continue-list="list38562987" text:style-name="Numbered">
        <text:list-item text:start-value="1">
          <text:p text:style-name="P1">Go to the <text:span text:style-name="Important_2c__20_bordeaux">config directory</text:span>.</text:p>
        </text:list-item>
        <text:list-item>
          <text:p text:style-name="P1">Rename the existing <text:span text:style-name="Code">standard.soc</text:span> to a new file name. <text:s/><text:span text:style-name="Code">standard_old.soc</text:span> might not be a bad choice.</text:p>
        </text:list-item>
        <text:list-item>
          <text:p text:style-name="P1">Copy or link <text:span text:style-name="Code">ideal_palette.soc</text:span> to <text:span text:style-name="Code">standard.soc</text:span>. <text:s/></text:p>
        </text:list-item>
        <text:list-item>
          <text:p text:style-name="P1">Close all OO windows and exit the Quickstarter.</text:p>
        </text:list-item>
        <text:list-item>
          <text:p text:style-name="P1">When you open another OO document, the new palette should be available in Writer, Calc, and Impress.</text:p>
        </text:list-item>
      </text:list>
      <text:h text:style-name="Heading_20_2" text:outline-level="2">Windows</text:h>
      <text:p text:style-name="Text_20_body">My Open Office directory was (I use cygwin under Windows) <text:span text:style-name="Code">/cygdrive/c/Users/&lt;my_name&gt;/AppData/Roaming/OpenOffice/4/user/config</text:span>. <text:s/>I went to this directory and renamed <text:span text:style-name="Code">standard.soc</text:span> to <text:span text:style-name="Code">standard_old.soc</text:span>. <text:s/>I copied the <text:span text:style-name="Code">ideal_palette.soc</text:span> to <text:span text:style-name="Code">standard.soc</text:span>. <text:s/>This was all I needed to do, as Writer, Draw, and Calc worked as I wanted them to. <text:s/>This worked for Open Office version 4.1.6.</text:p>
      <text:h text:style-name="Heading_20_2" text:outline-level="2"><text:bookmark-start text:name="__RefHeading__379_567001590"/>Cautions<text:bookmark-end text:name="__RefHeading__379_567001590"/></text:h>
      <text:list xml:id="list38564397" text:continue-list="list38555056" text:style-name="Numbered">
        <text:list-item text:start-value="1">
          <text:p text:style-name="P1">You probably won't agree with my color name choices. <text:s/>Realize that I tried to pick short names, such as teal instead of turquoise<text:note text:id="ftn2" text:note-class="footnote"><text:note-citation>2</text:note-citation><text:note-body><text:p text:style-name="Footnote"><text:a xlink:type="simple" xlink:href="https://en.wikipedia.org/wiki/List_of_colors" text:style-name="Internet_20_link" text:visited-style-name="Visited_20_Internet_20_Link">https://en.wikipedia.org/wiki/List_of_colors</text:a> was a helpful site.</text:p></text:note-body></text:note>. <text:s/>This makes it more likely you'll be able to see the color name in some of the combo selection boxes. <text:s/>Example: <text:s/>on one of the color selection combo boxes in Draw on my computer, the word "magenta" is too long to fit in the whole box (and I am unable to resize the box). <text:s/>Though I much prefer "magenta", I thus chose the name "rose" instead so I'd be more likely to see the appended integer. <text:s/>Be cognizant of this before <text:soft-page-break/>you change the color names.</text:p>
        </text:list-item>
        <text:list-item>
          <text:p text:style-name="P1">As mentioned, your perception of how a color appears in the palette can be affected by what colors are next to it. <text:s/>I experimented a bit with which hue went in which row and I feel the choices I made work best for me. <text:s/>To see what I'm talking about, change the order of the script's hues to e.g. put similar colors in adjacent rows. <text:s/>On my monitor, greens were especially hard to distinguish when next to each other.</text:p>
          <text:list>
            <text:list-item>
              <text:p text:style-name="P1">Note you can use a color picker in your paint program to grab the actual color of the different pixels to verify the results you're getting.</text:p>
            </text:list-item>
          </text:list>
        </text:list-item>
        <text:list-item>
          <text:p text:style-name="P1">After you've followed the instructions for installing the XML file(s), go into each OpenOffice application and verify you're getting the expected color palette.</text:p>
        </text:list-item>
      </text:list>
      <text:p text:style-name="Text_20_body">Warning: <text:s/>you can spend a ridiculous amount of time fiddling with the colors in OpenOffice/LibreOffice. <text:s/>Or so I heard from, uh, a friend. <text:s/>You've been warned.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3" svg:font-family="Arial"/>
    <style:font-face style:name="OpenSymbol" svg:font-family="OpenSymbol"/>
    <style:font-face style:name="Arial1" svg:font-family="Arial" style:font-adornments="Regular" style:font-family-generic="swiss"/>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99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fo:background-color="transparent">
        <style:background-image/>
      </style:paragraph-properties>
      <style:text-properties style:font-name="Arial"/>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e6e6e6">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0mm" fo:margin-top="0mm" fo:margin-bottom="0mm" fo:text-indent="0mm" style:auto-text-indent="false"/>
      <style:text-properties fo:color="#00538d" style:font-name="Lucida Console" fo:font-size="10pt" fo:language="zxx" fo:country="none"/>
    </style:style>
    <style:style style:name="Code_20_end" style:display-name="Code end" style:family="paragraph" style:parent-style-name="Code">
      <style:paragraph-properties fo:margin-top="0mm" fo:margin-bottom="1.52mm"/>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class="text">
      <style:paragraph-properties fo:margin-left="12.7mm" fo:margin-right="0mm" fo:margin-top="0mm" fo:margin-bottom="1.52mm" fo:text-indent="0mm" style:auto-text-indent="false"/>
    </style:style>
    <style:style style:name="xx_20__28_needs_20_attention_29_"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 style:family="paragraph" style:parent-style-name="Caption" style:class="extra"/>
    <style:style style:name="Book_20_title" style:display-name="Book title" style:family="text" style:parent-style-name="Default_2c__20_custom">
      <style:text-properties fo:font-style="italic"/>
    </style:style>
    <style:style style:name="Code" style:family="text" style:parent-style-name="Default_2c__20_custom">
      <style:text-properties fo:color="#00538d" style:font-name="Lucida Console" style:font-size-rel="-1pt" fo:language="zxx" fo:country="none"/>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1"/>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1"/>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1"/>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1"/>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1"/>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1"/>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page-layout>
    <style:page-layout style:name="Mpm3">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4">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9">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0">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2">
      <style:header>
        <text:p text:style-name="Header"/>
      </style:header>
    </style:master-page>
    <style:master-page style:name="Portrait_2c__20_1_2f_2_22__20_margins" style:display-name="Portrait, 1/2&quot; margins" style:page-layout-name="Mpm3"/>
    <style:master-page style:name="Portrait_2c__20_0.3_22__20_margins" style:display-name="Portrait, 0.3&quot; margins" style:page-layout-name="Mpm4"/>
    <style:master-page style:name="Landscape_2c__20_0.3_22__20_margins" style:display-name="Landscape, 0.3&quot; margins" style:page-layout-name="Mpm5"/>
    <style:master-page style:name="Landscape_2c__20_1_2f_2_22__20_margins" style:display-name="Landscape, 1/2&quot; margins" style:page-layout-name="Mpm6"/>
    <style:master-page style:name="Landscape_2c__20_3_2f_4_22__20_margins" style:display-name="Landscape, 3/4&quot; margins" style:page-layout-name="Mpm7"/>
    <style:master-page style:name="Portrait_2c__20_1_22__20_margins" style:display-name="Portrait, 1&quot; margins" style:page-layout-name="Mpm8"/>
    <style:master-page style:name="Landscape_2c__20_1_22__20_margins" style:display-name="Landscape, 1&quot; margins" style:page-layout-name="Mpm9"/>
    <style:master-page style:name="Title_20_page_2c__20_portrait" style:display-name="Title page, portrait" style:page-layout-name="Mpm10" style:next-style-name="Standard"/>
    <style:master-page style:name="Title_20_page_2c__20_landscape" style:display-name="Title page, landscap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9-18T13:09:17.535161787</meta:creation-date>
    <meta:generator>OpenOffice/4.1.6$Win32 OpenOffice.org_project/416m1$Build-9790</meta:generator>
    <meta:editing-duration>P0D</meta:editing-duration>
    <meta:editing-cycles>1</meta:editing-cycles>
    <meta:document-statistic meta:table-count="0" meta:image-count="0" meta:object-count="1" meta:page-count="4" meta:paragraph-count="48" meta:word-count="1759" meta:character-count="10107"/>
    <meta:user-defined meta:name="Created">23 Aug 2014</meta:user-defined>
    <meta:user-defined meta:name="Version">18 Sep 2014</meta:user-defined>
    <meta:template xlink:type="simple" xlink:actuate="onRequest" xlink:title="Normal" xlink:href="../Normal.ott" meta:date="2014-08-18T19:05:19.56"/>
  </office:meta>
</office:document-meta>
</file>

<file path=Object 1/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1" draw:color="#191919"/>
  <draw:color draw:name="gray2" draw:color="#3f3f3f"/>
  <draw:color draw:name="gray3" draw:color="#7f7f7f"/>
  <draw:color draw:name="gray4" draw:color="#999999"/>
  <draw:color draw:name="gray5" draw:color="#b2b2b2"/>
  <draw:color draw:name="gray6" draw:color="#cccccc"/>
  <draw:color draw:name="gray7" draw:color="#e5e5e5"/>
  <draw:color draw:name="gray8" draw:color="#f2f2f2"/>
  <draw:color draw:name="gray9" draw:color="#f7f7f7"/>
  <draw:color draw:name="gray10" draw:color="#fcfcfc"/>
  <draw:color draw:name="red1" draw:color="#3f0000"/>
  <draw:color draw:name="red2" draw:color="#590000"/>
  <draw:color draw:name="red3" draw:color="#720000"/>
  <draw:color draw:name="red4" draw:color="#990000"/>
  <draw:color draw:name="red5" draw:color="#bf0000"/>
  <draw:color draw:name="red6" draw:color="#ff0000"/>
  <draw:color draw:name="red7" draw:color="#ff6666"/>
  <draw:color draw:name="red8" draw:color="#ff9999"/>
  <draw:color draw:name="red9" draw:color="#ffb2b2"/>
  <draw:color draw:name="red10" draw:color="#ffd8d8"/>
  <draw:color draw:name="red11" draw:color="#ffeded"/>
  <draw:color draw:name="red12" draw:color="#fff7f7"/>
  <draw:color draw:name="green1" draw:color="#003f00"/>
  <draw:color draw:name="green2" draw:color="#005900"/>
  <draw:color draw:name="green3" draw:color="#007200"/>
  <draw:color draw:name="green4" draw:color="#009900"/>
  <draw:color draw:name="green5" draw:color="#00bf00"/>
  <draw:color draw:name="green6" draw:color="#00ff00"/>
  <draw:color draw:name="green7" draw:color="#66ff66"/>
  <draw:color draw:name="green8" draw:color="#99ff99"/>
  <draw:color draw:name="green9" draw:color="#b2ffb2"/>
  <draw:color draw:name="green10" draw:color="#d8ffd8"/>
  <draw:color draw:name="green11" draw:color="#edffed"/>
  <draw:color draw:name="green12" draw:color="#f7fff7"/>
  <draw:color draw:name="blue1" draw:color="#00003f"/>
  <draw:color draw:name="blue2" draw:color="#000059"/>
  <draw:color draw:name="blue3" draw:color="#000072"/>
  <draw:color draw:name="blue4" draw:color="#000099"/>
  <draw:color draw:name="blue5" draw:color="#0000bf"/>
  <draw:color draw:name="blue6" draw:color="#0000ff"/>
  <draw:color draw:name="blue7" draw:color="#6666ff"/>
  <draw:color draw:name="blue8" draw:color="#9999ff"/>
  <draw:color draw:name="blue9" draw:color="#b2b2ff"/>
  <draw:color draw:name="blue10" draw:color="#d8d8ff"/>
  <draw:color draw:name="blue11" draw:color="#ededff"/>
  <draw:color draw:name="blue12" draw:color="#f7f7ff"/>
  <draw:color draw:name="yellow1" draw:color="#3f3f00"/>
  <draw:color draw:name="yellow2" draw:color="#595900"/>
  <draw:color draw:name="yellow3" draw:color="#727200"/>
  <draw:color draw:name="yellow4" draw:color="#999900"/>
  <draw:color draw:name="yellow5" draw:color="#bfbf00"/>
  <draw:color draw:name="yellow6" draw:color="#ffff00"/>
  <draw:color draw:name="yellow7" draw:color="#ffff66"/>
  <draw:color draw:name="yellow8" draw:color="#ffff99"/>
  <draw:color draw:name="yellow9" draw:color="#ffffb2"/>
  <draw:color draw:name="yellow10" draw:color="#ffffd8"/>
  <draw:color draw:name="yellow11" draw:color="#ffffed"/>
  <draw:color draw:name="yellow12" draw:color="#fffff7"/>
  <draw:color draw:name="cyan1" draw:color="#003f3f"/>
  <draw:color draw:name="cyan2" draw:color="#005959"/>
  <draw:color draw:name="cyan3" draw:color="#007272"/>
  <draw:color draw:name="cyan4" draw:color="#009999"/>
  <draw:color draw:name="cyan5" draw:color="#00bfbf"/>
  <draw:color draw:name="cyan6" draw:color="#00ffff"/>
  <draw:color draw:name="cyan7" draw:color="#66ffff"/>
  <draw:color draw:name="cyan8" draw:color="#99ffff"/>
  <draw:color draw:name="cyan9" draw:color="#b2ffff"/>
  <draw:color draw:name="cyan10" draw:color="#d8ffff"/>
  <draw:color draw:name="cyan11" draw:color="#edffff"/>
  <draw:color draw:name="cyan12" draw:color="#f7ffff"/>
  <draw:color draw:name="rose1" draw:color="#3f003f"/>
  <draw:color draw:name="rose2" draw:color="#590059"/>
  <draw:color draw:name="rose3" draw:color="#720072"/>
  <draw:color draw:name="rose4" draw:color="#990099"/>
  <draw:color draw:name="rose5" draw:color="#bf00bf"/>
  <draw:color draw:name="rose6" draw:color="#ff00ff"/>
  <draw:color draw:name="rose7" draw:color="#ff66ff"/>
  <draw:color draw:name="rose8" draw:color="#ff99ff"/>
  <draw:color draw:name="rose9" draw:color="#ffb2ff"/>
  <draw:color draw:name="rose10" draw:color="#ffd8ff"/>
  <draw:color draw:name="rose11" draw:color="#ffedff"/>
  <draw:color draw:name="rose12" draw:color="#fff7ff"/>
  <draw:color draw:name="orange1" draw:color="#3f1f00"/>
  <draw:color draw:name="orange2" draw:color="#592c00"/>
  <draw:color draw:name="orange3" draw:color="#723900"/>
  <draw:color draw:name="orange4" draw:color="#994c00"/>
  <draw:color draw:name="orange5" draw:color="#bf5f00"/>
  <draw:color draw:name="orange6" draw:color="#ff7f00"/>
  <draw:color draw:name="orange7" draw:color="#ffb266"/>
  <draw:color draw:name="orange8" draw:color="#ffcc99"/>
  <draw:color draw:name="orange9" draw:color="#ffd8b2"/>
  <draw:color draw:name="orange10" draw:color="#ffebd8"/>
  <draw:color draw:name="orange11" draw:color="#fff6ed"/>
  <draw:color draw:name="orange12" draw:color="#fffbf7"/>
  <draw:color draw:name="sea1" draw:color="#003f1f"/>
  <draw:color draw:name="sea2" draw:color="#00592c"/>
  <draw:color draw:name="sea3" draw:color="#007239"/>
  <draw:color draw:name="sea4" draw:color="#00994c"/>
  <draw:color draw:name="sea5" draw:color="#00bf5f"/>
  <draw:color draw:name="sea6" draw:color="#00ff7f"/>
  <draw:color draw:name="sea7" draw:color="#66ffb2"/>
  <draw:color draw:name="sea8" draw:color="#99ffcc"/>
  <draw:color draw:name="sea9" draw:color="#b2ffd8"/>
  <draw:color draw:name="sea10" draw:color="#d8ffeb"/>
  <draw:color draw:name="sea11" draw:color="#edfff6"/>
  <draw:color draw:name="sea12" draw:color="#f7fffb"/>
  <draw:color draw:name="purple1" draw:color="#1f003f"/>
  <draw:color draw:name="purple2" draw:color="#2c0059"/>
  <draw:color draw:name="purple3" draw:color="#390072"/>
  <draw:color draw:name="purple4" draw:color="#4c0099"/>
  <draw:color draw:name="purple5" draw:color="#5f00bf"/>
  <draw:color draw:name="purple6" draw:color="#7f00ff"/>
  <draw:color draw:name="purple7" draw:color="#b266ff"/>
  <draw:color draw:name="purple8" draw:color="#cc99ff"/>
  <draw:color draw:name="purple9" draw:color="#d8b2ff"/>
  <draw:color draw:name="purple10" draw:color="#ebd8ff"/>
  <draw:color draw:name="purple11" draw:color="#f6edff"/>
  <draw:color draw:name="purple12" draw:color="#fbf7ff"/>
  <draw:color draw:name="coral1" draw:color="#3f0f00"/>
  <draw:color draw:name="coral2" draw:color="#591600"/>
  <draw:color draw:name="coral3" draw:color="#721c00"/>
  <draw:color draw:name="coral4" draw:color="#992600"/>
  <draw:color draw:name="coral5" draw:color="#bf2f00"/>
  <draw:color draw:name="coral6" draw:color="#ff3f00"/>
  <draw:color draw:name="coral7" draw:color="#ff8c66"/>
  <draw:color draw:name="coral8" draw:color="#ffb299"/>
  <draw:color draw:name="coral9" draw:color="#ffc5b2"/>
  <draw:color draw:name="coral10" draw:color="#ffe2d8"/>
  <draw:color draw:name="coral11" draw:color="#fff1ed"/>
  <draw:color draw:name="coral12" draw:color="#fff9f7"/>
  <draw:color draw:name="forest1" draw:color="#003f0f"/>
  <draw:color draw:name="forest2" draw:color="#005916"/>
  <draw:color draw:name="forest3" draw:color="#00721c"/>
  <draw:color draw:name="forest4" draw:color="#009926"/>
  <draw:color draw:name="forest5" draw:color="#00bf2f"/>
  <draw:color draw:name="forest6" draw:color="#00ff3f"/>
  <draw:color draw:name="forest7" draw:color="#66ff8c"/>
  <draw:color draw:name="forest8" draw:color="#99ffb2"/>
  <draw:color draw:name="forest9" draw:color="#b2ffc5"/>
  <draw:color draw:name="forest10" draw:color="#d8ffe2"/>
  <draw:color draw:name="forest11" draw:color="#edfff1"/>
  <draw:color draw:name="forest12" draw:color="#f7fff9"/>
  <draw:color draw:name="indigo1" draw:color="#0f003f"/>
  <draw:color draw:name="indigo2" draw:color="#160059"/>
  <draw:color draw:name="indigo3" draw:color="#1c0072"/>
  <draw:color draw:name="indigo4" draw:color="#260099"/>
  <draw:color draw:name="indigo5" draw:color="#2f00bf"/>
  <draw:color draw:name="indigo6" draw:color="#3f00ff"/>
  <draw:color draw:name="indigo7" draw:color="#8c66ff"/>
  <draw:color draw:name="indigo8" draw:color="#b299ff"/>
  <draw:color draw:name="indigo9" draw:color="#c5b2ff"/>
  <draw:color draw:name="indigo10" draw:color="#e2d8ff"/>
  <draw:color draw:name="indigo11" draw:color="#f1edff"/>
  <draw:color draw:name="indigo12" draw:color="#f9f7ff"/>
  <draw:color draw:name="violet1" draw:color="#2f003f"/>
  <draw:color draw:name="violet2" draw:color="#420059"/>
  <draw:color draw:name="violet3" draw:color="#560072"/>
  <draw:color draw:name="violet4" draw:color="#720099"/>
  <draw:color draw:name="violet5" draw:color="#8f00bf"/>
  <draw:color draw:name="violet6" draw:color="#bf00ff"/>
  <draw:color draw:name="violet7" draw:color="#d866ff"/>
  <draw:color draw:name="violet8" draw:color="#e599ff"/>
  <draw:color draw:name="violet9" draw:color="#ebb2ff"/>
  <draw:color draw:name="violet10" draw:color="#f5d8ff"/>
  <draw:color draw:name="violet11" draw:color="#faedff"/>
  <draw:color draw:name="violet12" draw:color="#fdf7ff"/>
  <draw:color draw:name="gold1" draw:color="#3f2f00"/>
  <draw:color draw:name="gold2" draw:color="#594200"/>
  <draw:color draw:name="gold3" draw:color="#725600"/>
  <draw:color draw:name="gold4" draw:color="#997200"/>
  <draw:color draw:name="gold5" draw:color="#bf8f00"/>
  <draw:color draw:name="gold6" draw:color="#ffbf00"/>
  <draw:color draw:name="gold7" draw:color="#ffd866"/>
  <draw:color draw:name="gold8" draw:color="#ffe599"/>
  <draw:color draw:name="gold9" draw:color="#ffebb2"/>
  <draw:color draw:name="gold10" draw:color="#fff5d8"/>
  <draw:color draw:name="gold11" draw:color="#fffaed"/>
  <draw:color draw:name="gold12" draw:color="#fffdf7"/>
  <draw:color draw:name="aqua1" draw:color="#003f2f"/>
  <draw:color draw:name="aqua2" draw:color="#005942"/>
  <draw:color draw:name="aqua3" draw:color="#007256"/>
  <draw:color draw:name="aqua4" draw:color="#009972"/>
  <draw:color draw:name="aqua5" draw:color="#00bf8f"/>
  <draw:color draw:name="aqua6" draw:color="#00ffbf"/>
  <draw:color draw:name="aqua7" draw:color="#66ffd8"/>
  <draw:color draw:name="aqua8" draw:color="#99ffe5"/>
  <draw:color draw:name="aqua9" draw:color="#b2ffeb"/>
  <draw:color draw:name="aqua10" draw:color="#d8fff5"/>
  <draw:color draw:name="aqua11" draw:color="#edfffa"/>
  <draw:color draw:name="aqua12" draw:color="#f7fffd"/>
  <draw:color draw:name="mauve1" draw:color="#3f002f"/>
  <draw:color draw:name="mauve2" draw:color="#590042"/>
  <draw:color draw:name="mauve3" draw:color="#720056"/>
  <draw:color draw:name="mauve4" draw:color="#990072"/>
  <draw:color draw:name="mauve5" draw:color="#bf008f"/>
  <draw:color draw:name="mauve6" draw:color="#ff00bf"/>
  <draw:color draw:name="mauve7" draw:color="#ff66d8"/>
  <draw:color draw:name="mauve8" draw:color="#ff99e5"/>
  <draw:color draw:name="mauve9" draw:color="#ffb2eb"/>
  <draw:color draw:name="mauve10" draw:color="#ffd8f5"/>
  <draw:color draw:name="mauve11" draw:color="#ffedfa"/>
  <draw:color draw:name="mauve12" draw:color="#fff7fd"/>
  <draw:color draw:name="spring1" draw:color="#2f3f00"/>
  <draw:color draw:name="spring2" draw:color="#425900"/>
  <draw:color draw:name="spring3" draw:color="#567200"/>
  <draw:color draw:name="spring4" draw:color="#729900"/>
  <draw:color draw:name="spring5" draw:color="#8fbf00"/>
  <draw:color draw:name="spring6" draw:color="#bfff00"/>
  <draw:color draw:name="spring7" draw:color="#d8ff66"/>
  <draw:color draw:name="spring8" draw:color="#e5ff99"/>
  <draw:color draw:name="spring9" draw:color="#ebffb2"/>
  <draw:color draw:name="spring10" draw:color="#f5ffd8"/>
  <draw:color draw:name="spring11" draw:color="#faffed"/>
  <draw:color draw:name="spring12" draw:color="#fdfff7"/>
  <draw:color draw:name="teal1" draw:color="#002f3f"/>
  <draw:color draw:name="teal2" draw:color="#004259"/>
  <draw:color draw:name="teal3" draw:color="#005672"/>
  <draw:color draw:name="teal4" draw:color="#007299"/>
  <draw:color draw:name="teal5" draw:color="#008fbf"/>
  <draw:color draw:name="teal6" draw:color="#00bfff"/>
  <draw:color draw:name="teal7" draw:color="#66d8ff"/>
  <draw:color draw:name="teal8" draw:color="#99e5ff"/>
  <draw:color draw:name="teal9" draw:color="#b2ebff"/>
  <draw:color draw:name="teal10" draw:color="#d8f5ff"/>
  <draw:color draw:name="teal11" draw:color="#edfaff"/>
  <draw:color draw:name="teal12" draw:color="#f7fdff"/>
  <draw:color draw:name="pink1" draw:color="#3f001f"/>
  <draw:color draw:name="pink2" draw:color="#59002c"/>
  <draw:color draw:name="pink3" draw:color="#720039"/>
  <draw:color draw:name="pink4" draw:color="#99004c"/>
  <draw:color draw:name="pink5" draw:color="#bf005f"/>
  <draw:color draw:name="pink6" draw:color="#ff007f"/>
  <draw:color draw:name="pink7" draw:color="#ff66b2"/>
  <draw:color draw:name="pink8" draw:color="#ff99cc"/>
  <draw:color draw:name="pink9" draw:color="#ffb2d8"/>
  <draw:color draw:name="pink10" draw:color="#ffd8eb"/>
  <draw:color draw:name="pink11" draw:color="#ffedf6"/>
  <draw:color draw:name="pink12" draw:color="#fff7fb"/>
  <draw:color draw:name="lime1" draw:color="#1f3f00"/>
  <draw:color draw:name="lime2" draw:color="#2c5900"/>
  <draw:color draw:name="lime3" draw:color="#397200"/>
  <draw:color draw:name="lime4" draw:color="#4c9900"/>
  <draw:color draw:name="lime5" draw:color="#5fbf00"/>
  <draw:color draw:name="lime6" draw:color="#7fff00"/>
  <draw:color draw:name="lime7" draw:color="#b2ff66"/>
  <draw:color draw:name="lime8" draw:color="#ccff99"/>
  <draw:color draw:name="lime9" draw:color="#d8ffb2"/>
  <draw:color draw:name="lime10" draw:color="#ebffd8"/>
  <draw:color draw:name="lime11" draw:color="#f6ffed"/>
  <draw:color draw:name="lime12" draw:color="#fbfff7"/>
  <draw:color draw:name="sky1" draw:color="#001f3f"/>
  <draw:color draw:name="sky2" draw:color="#002c59"/>
  <draw:color draw:name="sky3" draw:color="#003972"/>
  <draw:color draw:name="sky4" draw:color="#004c99"/>
  <draw:color draw:name="sky5" draw:color="#005fbf"/>
  <draw:color draw:name="sky6" draw:color="#007fff"/>
  <draw:color draw:name="sky7" draw:color="#66b2ff"/>
  <draw:color draw:name="sky8" draw:color="#99ccff"/>
  <draw:color draw:name="sky9" draw:color="#b2d8ff"/>
  <draw:color draw:name="sky10" draw:color="#d8ebff"/>
  <draw:color draw:name="sky11" draw:color="#edf6ff"/>
  <draw:color draw:name="sky12" draw:color="#f7fbff"/>
  <draw:color draw:name="apple1" draw:color="#3f000f"/>
  <draw:color draw:name="apple2" draw:color="#590016"/>
  <draw:color draw:name="apple3" draw:color="#72001c"/>
  <draw:color draw:name="apple4" draw:color="#990026"/>
  <draw:color draw:name="apple5" draw:color="#bf002f"/>
  <draw:color draw:name="apple6" draw:color="#ff003f"/>
  <draw:color draw:name="apple7" draw:color="#ff668c"/>
  <draw:color draw:name="apple8" draw:color="#ff99b2"/>
  <draw:color draw:name="apple9" draw:color="#ffb2c5"/>
  <draw:color draw:name="apple10" draw:color="#ffd8e2"/>
  <draw:color draw:name="apple11" draw:color="#ffedf1"/>
  <draw:color draw:name="apple12" draw:color="#fff7f9"/>
  <draw:color draw:name="mint1" draw:color="#0f3f00"/>
  <draw:color draw:name="mint2" draw:color="#165900"/>
  <draw:color draw:name="mint3" draw:color="#1c7200"/>
  <draw:color draw:name="mint4" draw:color="#269900"/>
  <draw:color draw:name="mint5" draw:color="#2fbf00"/>
  <draw:color draw:name="mint6" draw:color="#3fff00"/>
  <draw:color draw:name="mint7" draw:color="#8cff66"/>
  <draw:color draw:name="mint8" draw:color="#b2ff99"/>
  <draw:color draw:name="mint9" draw:color="#c5ffb2"/>
  <draw:color draw:name="mint10" draw:color="#e2ffd8"/>
  <draw:color draw:name="mint11" draw:color="#f1ffed"/>
  <draw:color draw:name="mint12" draw:color="#f9fff7"/>
  <draw:color draw:name="navy1" draw:color="#000f3f"/>
  <draw:color draw:name="navy2" draw:color="#001659"/>
  <draw:color draw:name="navy3" draw:color="#001c72"/>
  <draw:color draw:name="navy4" draw:color="#002699"/>
  <draw:color draw:name="navy5" draw:color="#002fbf"/>
  <draw:color draw:name="navy6" draw:color="#003fff"/>
  <draw:color draw:name="navy7" draw:color="#668cff"/>
  <draw:color draw:name="navy8" draw:color="#99b2ff"/>
  <draw:color draw:name="navy9" draw:color="#b2c5ff"/>
  <draw:color draw:name="navy10" draw:color="#d8e2ff"/>
  <draw:color draw:name="navy11" draw:color="#edf1ff"/>
  <draw:color draw:name="navy12" draw:color="#f7f9ff"/>
</ooo:color-table>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color="#000000" draw:fill="solid" draw:fill-color="#ffff99" draw:textarea-vertical-align="middle"/>
    </style:style>
    <style:style style:name="gr2" style:family="graphic" style:parent-style-name="objectwithoutfill">
      <style:graphic-properties svg:stroke-color="#000000" draw:fill="solid" draw:fill-color="#00ffff" draw:textarea-vertical-align="middle"/>
    </style:style>
    <style:style style:name="gr3" style:family="graphic" style:parent-style-name="objectwithoutfill">
      <style:graphic-properties draw:fill="solid" draw:fill-color="#0000ff" draw:textarea-vertical-align="middle"/>
    </style:style>
    <style:style style:name="gr4" style:family="graphic" style:parent-style-name="objectwithoutfill">
      <style:graphic-properties draw:fill="solid" draw:fill-color="#00ffff" draw:textarea-vertical-align="middle"/>
    </style:style>
    <style:style style:name="P1" style:family="paragraph">
      <style:paragraph-properties fo:text-align="center"/>
    </style:style>
  </office:automatic-styles>
  <office:body>
    <office:drawing>
      <draw:page draw:name="page1" draw:style-name="dp1" draw:master-page-name="Default">
        <draw:g>
          <draw:rect draw:style-name="gr1" draw:text-style-name="P1" draw:layer="layout" svg:width="6.223cm" svg:height="6.223cm" svg:x="2.5cm" svg:y="1.965cm">
            <text:p/>
          </draw:rect>
          <draw:rect draw:style-name="gr2" draw:text-style-name="P1" draw:layer="layout" svg:width="3.554cm" svg:height="3.554cm" svg:x="3.77cm" svg:y="3.108cm">
            <text:p/>
          </draw:rect>
        </draw:g>
        <draw:g>
          <draw:rect draw:style-name="gr3" draw:text-style-name="P1" draw:layer="layout" svg:width="6.223cm" svg:height="6.223cm" svg:x="9.762cm" svg:y="1.967cm">
            <text:p/>
          </draw:rect>
          <draw:rect draw:style-name="gr4" draw:text-style-name="P1" draw:layer="layout" svg:width="3.554cm" svg:height="3.554cm" svg:x="11.032cm" svg:y="3.11cm">
            <text:p/>
          </draw:rect>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